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_mya <text:s text:c="2"/>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6.9cm" svg:y="1.07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6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6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21" draw:text-style-name="P7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8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9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8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3.682cm">
          <draw:text-box>
            <text:p text:style-name="P10"><text:span text:style-name="T2">jbt_mail </text:span></text:p>
          </draw:text-box>
        </draw:frame>
        <draw:custom-shape draw:style-name="gr7" draw:text-style-name="P2" draw:layer="layout" svg:width="3cm" svg:height="2cm" svg:x="15.801cm" svg:y="3.7cm">
          <text:p text:style-name="P2"><text:span text:style-name="T1">noVNC</text:span></text:p>
          <text:p text:style-name="P2"><text:span text:style-name="T1"><text:line-break/></text:span><text:span text:style-name="T2">jbt_novnc <text:s text:c="2"/></text:span><text:span text:style-name="T2"><text:a xlink:href="http://host.docker.internal:7900/vnc.html?autoconnect=true&amp;resize=scale">:712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71"/>
  </office:meta>
</office:document-meta>
</file>